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424.0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DAGibbs 3 TopicProbabilities" table:style-name="ta1">
        <table:shapes>
          <draw:frame draw:z-index="0" draw:style-name="gr1" draw:text-style-name="P1" svg:width="988.67pt" svg:height="353.14pt" svg:x="0pt" svg:y="1039.8pt">
            <loext:p draw:notify-on-update-of-ranges="'LDAGibbs 3 TopicProbabilities'.B1:'LDAGibbs 3 TopicProbabilities'.B1 'LDAGibbs 3 TopicProbabilities'.B2:'LDAGibbs 3 TopicProbabilities'.B89 'LDAGibbs 3 TopicProbabilities'.C1:'LDAGibbs 3 TopicProbabilities'.C1 'LDAGibbs 3 TopicProbabilities'.C2:'LDAGibbs 3 TopicProbabilities'.C89 'LDAGibbs 3 TopicProbabilities'.D1:'LDAGibbs 3 TopicProbabilities'.D1 'LDAGibbs 3 TopicProbabilities'.D2:'LDAGibbs 3 TopicProbabilities'.D89 'LDAGibbs 3 TopicProbabilities'.E1:'LDAGibbs 3 TopicProbabilities'.E1 'LDAGibbs 3 TopicProbabilities'.E2:'LDAGibbs 3 TopicProbabilities'.E8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Doc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5520421607378" calcext:value-type="float">
            <text:p>0.595520421607378</text:p>
          </table:table-cell>
          <table:table-cell office:value-type="float" office:value="0.267457180500659" calcext:value-type="float">
            <text:p>0.267457180500659</text:p>
          </table:table-cell>
          <table:table-cell office:value-type="float" office:value="0.137022397891963" calcext:value-type="float">
            <text:p>0.137022397891963</text:p>
          </table:table-cell>
          <table:table-cell office:value-type="string" calcext:value-type="string">
            <text:p>2012_WI-NZ_1_1_TeamneedshundredsfrombatsmenTaylor_OR.tx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18825561312608" calcext:value-type="float">
            <text:p>0.418825561312608</text:p>
          </table:table-cell>
          <table:table-cell office:value-type="float" office:value="0.439550949913644" calcext:value-type="float">
            <text:p>0.439550949913644</text:p>
          </table:table-cell>
          <table:table-cell office:value-type="float" office:value="0.141623488773748" calcext:value-type="float">
            <text:p>0.141623488773748</text:p>
          </table:table-cell>
          <table:table-cell office:value-type="string" calcext:value-type="string">
            <text:p>2012_WI-NZ_1_10_Gaylereturnsinterrificstyle_SubashJayaraman.tx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4010301692421" calcext:value-type="float">
            <text:p>0.454010301692421</text:p>
          </table:table-cell>
          <table:table-cell office:value-type="float" office:value="0.142752023546726" calcext:value-type="float">
            <text:p>0.142752023546726</text:p>
          </table:table-cell>
          <table:table-cell office:value-type="float" office:value="0.403237674760854" calcext:value-type="float">
            <text:p>0.403237674760854</text:p>
          </table:table-cell>
          <table:table-cell office:value-type="string" calcext:value-type="string">
            <text:p>2012_WI-NZ_1_11_GaylePowelltonsgiveWIedge_KanishkaaBalachandran.tx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01926782273603" calcext:value-type="float">
            <text:p>0.501926782273603</text:p>
          </table:table-cell>
          <table:table-cell office:value-type="float" office:value="0.21868978805395" calcext:value-type="float">
            <text:p>0.21868978805395</text:p>
          </table:table-cell>
          <table:table-cell office:value-type="float" office:value="0.279383429672447" calcext:value-type="float">
            <text:p>0.279383429672447</text:p>
          </table:table-cell>
          <table:table-cell office:value-type="string" calcext:value-type="string">
            <text:p>2012_WI-NZ_1_12_WelcomebackChrisGayle_SubashJayaraman.tx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36507936507936" calcext:value-type="float">
            <text:p>0.436507936507936</text:p>
          </table:table-cell>
          <table:table-cell office:value-type="float" office:value="0.198412698412698" calcext:value-type="float">
            <text:p>0.198412698412698</text:p>
          </table:table-cell>
          <table:table-cell office:value-type="float" office:value="0.365079365079365" calcext:value-type="float">
            <text:p>0.365079365079365</text:p>
          </table:table-cell>
          <table:table-cell office:value-type="string" calcext:value-type="string">
            <text:p>2012_WI-NZ_1_13_Glimpsesofagloriouspast_SubashJayaraman.tx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3463203463203" calcext:value-type="float">
            <text:p>0.453463203463203</text:p>
          </table:table-cell>
          <table:table-cell office:value-type="float" office:value="0.352813852813853" calcext:value-type="float">
            <text:p>0.352813852813853</text:p>
          </table:table-cell>
          <table:table-cell office:value-type="float" office:value="0.193722943722944" calcext:value-type="float">
            <text:p>0.193722943722944</text:p>
          </table:table-cell>
          <table:table-cell office:value-type="string" calcext:value-type="string">
            <text:p>2012_WI-NZ_1_14_GayletakesallthepressureoffPowell_OR.tx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65749235474006" calcext:value-type="float">
            <text:p>0.565749235474006</text:p>
          </table:table-cell>
          <table:table-cell office:value-type="float" office:value="0.10474006116208" calcext:value-type="float">
            <text:p>0.10474006116208</text:p>
          </table:table-cell>
          <table:table-cell office:value-type="float" office:value="0.329510703363914" calcext:value-type="float">
            <text:p>0.329510703363914</text:p>
          </table:table-cell>
          <table:table-cell office:value-type="string" calcext:value-type="string">
            <text:p>2012_WI-NZ_1_15_GayleandPowelldeflateNewZealand_KanishkaaBalachandran.tx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81262327416174" calcext:value-type="float">
            <text:p>0.481262327416174</text:p>
          </table:table-cell>
          <table:table-cell office:value-type="float" office:value="0.18836291913215" calcext:value-type="float">
            <text:p>0.18836291913215</text:p>
          </table:table-cell>
          <table:table-cell office:value-type="float" office:value="0.330374753451677" calcext:value-type="float">
            <text:p>0.330374753451677</text:p>
          </table:table-cell>
          <table:table-cell office:value-type="string" calcext:value-type="string">
            <text:p>2012_WI-NZ_1_16_GuptillbattlestheNarinethreat_SubashJayaraman.tx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39617486338798" calcext:value-type="float">
            <text:p>0.539617486338798</text:p>
          </table:table-cell>
          <table:table-cell office:value-type="float" office:value="0.252732240437158" calcext:value-type="float">
            <text:p>0.252732240437158</text:p>
          </table:table-cell>
          <table:table-cell office:value-type="float" office:value="0.207650273224044" calcext:value-type="float">
            <text:p>0.207650273224044</text:p>
          </table:table-cell>
          <table:table-cell office:value-type="string" calcext:value-type="string">
            <text:p>2012_WI-NZ_1_17_WereontopRossTaylor_OR.tx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79862896315338" calcext:value-type="float">
            <text:p>0.479862896315338</text:p>
          </table:table-cell>
          <table:table-cell office:value-type="float" office:value="0.140531276778063" calcext:value-type="float">
            <text:p>0.140531276778063</text:p>
          </table:table-cell>
          <table:table-cell office:value-type="float" office:value="0.379605826906598" calcext:value-type="float">
            <text:p>0.379605826906598</text:p>
          </table:table-cell>
          <table:table-cell office:value-type="string" calcext:value-type="string">
            <text:p>2012_WI-NZ_1_18_HonoursevenafterNarinestrikes_KanishkaaBalachandran.tx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7283950617284" calcext:value-type="float">
            <text:p>0.27283950617284</text:p>
          </table:table-cell>
          <table:table-cell office:value-type="float" office:value="0.51358024691358" calcext:value-type="float">
            <text:p>0.51358024691358</text:p>
          </table:table-cell>
          <table:table-cell office:value-type="float" office:value="0.21358024691358" calcext:value-type="float">
            <text:p>0.21358024691358</text:p>
          </table:table-cell>
          <table:table-cell office:value-type="string" calcext:value-type="string">
            <text:p>2012_WI-NZ_1_19_Martinexpectsplentyofswing_OR.tx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48644338118022" calcext:value-type="float">
            <text:p>0.548644338118022</text:p>
          </table:table-cell>
          <table:table-cell office:value-type="float" office:value="0.271132376395534" calcext:value-type="float">
            <text:p>0.271132376395534</text:p>
          </table:table-cell>
          <table:table-cell office:value-type="float" office:value="0.180223285486443" calcext:value-type="float">
            <text:p>0.180223285486443</text:p>
          </table:table-cell>
          <table:table-cell office:value-type="string" calcext:value-type="string">
            <text:p>2012_WI-NZ_1_2_TodaywasmydayRoach_OR.tx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94894894894895" calcext:value-type="float">
            <text:p>0.394894894894895</text:p>
          </table:table-cell>
          <table:table-cell office:value-type="float" office:value="0.426426426426426" calcext:value-type="float">
            <text:p>0.426426426426426</text:p>
          </table:table-cell>
          <table:table-cell office:value-type="float" office:value="0.178678678678679" calcext:value-type="float">
            <text:p>0.178678678678679</text:p>
          </table:table-cell>
          <table:table-cell office:value-type="string" calcext:value-type="string">
            <text:p>2012_WI-NZ_1_20_Testlightweightsscrapforraresuccess_SiddarthRavindran.tx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76608187134503" calcext:value-type="float">
            <text:p>0.476608187134503</text:p>
          </table:table-cell>
          <table:table-cell office:value-type="float" office:value="0.345029239766082" calcext:value-type="float">
            <text:p>0.345029239766082</text:p>
          </table:table-cell>
          <table:table-cell office:value-type="float" office:value="0.178362573099415" calcext:value-type="float">
            <text:p>0.178362573099415</text:p>
          </table:table-cell>
          <table:table-cell office:value-type="string" calcext:value-type="string">
            <text:p>2012_WI-NZ_1_21_oultandWatlingoutoffirstTest_OR.tx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17460317460317" calcext:value-type="float">
            <text:p>0.317460317460317</text:p>
          </table:table-cell>
          <table:table-cell office:value-type="float" office:value="0.518925518925519" calcext:value-type="float">
            <text:p>0.518925518925519</text:p>
          </table:table-cell>
          <table:table-cell office:value-type="float" office:value="0.163614163614164" calcext:value-type="float">
            <text:p>0.163614163614164</text:p>
          </table:table-cell>
          <table:table-cell office:value-type="string" calcext:value-type="string">
            <text:p>2012_WI-NZ_1_22_GayleTestreturnveryexcitingSammy_OR.tx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41704718417047" calcext:value-type="float">
            <text:p>0.341704718417047</text:p>
          </table:table-cell>
          <table:table-cell office:value-type="float" office:value="0.528919330289193" calcext:value-type="float">
            <text:p>0.528919330289193</text:p>
          </table:table-cell>
          <table:table-cell office:value-type="float" office:value="0.12937595129376" calcext:value-type="float">
            <text:p>0.12937595129376</text:p>
          </table:table-cell>
          <table:table-cell office:value-type="string" calcext:value-type="string">
            <text:p>2012_WI-NZ_1_3_CoachGibsonhailsallroundperformance_SubashJayaraman.tx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71625344352617" calcext:value-type="float">
            <text:p>0.571625344352617</text:p>
          </table:table-cell>
          <table:table-cell office:value-type="float" office:value="0.201790633608815" calcext:value-type="float">
            <text:p>0.201790633608815</text:p>
          </table:table-cell>
          <table:table-cell office:value-type="float" office:value="0.226584022038568" calcext:value-type="float">
            <text:p>0.226584022038568</text:p>
          </table:table-cell>
          <table:table-cell office:value-type="string" calcext:value-type="string">
            <text:p>2012_WI-NZ_1_4_RoachsetsupcrushingwinforWestIndies_KanishkaaBalachandran.tx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716459197787" calcext:value-type="float">
            <text:p>0.4716459197787</text:p>
          </table:table-cell>
          <table:table-cell office:value-type="float" office:value="0.297372060857538" calcext:value-type="float">
            <text:p>0.297372060857538</text:p>
          </table:table-cell>
          <table:table-cell office:value-type="float" office:value="0.230982019363762" calcext:value-type="float">
            <text:p>0.230982019363762</text:p>
          </table:table-cell>
          <table:table-cell office:value-type="string" calcext:value-type="string">
            <text:p>2012_WI-NZ_1_5_GuptillconfidentofNewZealandsavingTest_OR.tx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11685116851168" calcext:value-type="float">
            <text:p>0.511685116851168</text:p>
          </table:table-cell>
          <table:table-cell office:value-type="float" office:value="0.2460024600246" calcext:value-type="float">
            <text:p>0.2460024600246</text:p>
          </table:table-cell>
          <table:table-cell office:value-type="float" office:value="0.242312423124231" calcext:value-type="float">
            <text:p>0.242312423124231</text:p>
          </table:table-cell>
          <table:table-cell office:value-type="string" calcext:value-type="string">
            <text:p>2012_WI-NZ_1_6_WestIndieschancesreduceonflatpitch_SubashJayaraman.tx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33258762117822" calcext:value-type="float">
            <text:p>0.433258762117822</text:p>
          </table:table-cell>
          <table:table-cell office:value-type="float" office:value="0.155853840417599" calcext:value-type="float">
            <text:p>0.155853840417599</text:p>
          </table:table-cell>
          <table:table-cell office:value-type="float" office:value="0.410887397464579" calcext:value-type="float">
            <text:p>0.410887397464579</text:p>
          </table:table-cell>
          <table:table-cell office:value-type="string" calcext:value-type="string">
            <text:p>2012_WI-NZ_1_7_NewZealandtopordebridgesgap_KanishkaaBalachandran.tx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76171352074967" calcext:value-type="float">
            <text:p>0.376171352074967</text:p>
          </table:table-cell>
          <table:table-cell office:value-type="float" office:value="0.307898259705489" calcext:value-type="float">
            <text:p>0.307898259705489</text:p>
          </table:table-cell>
          <table:table-cell office:value-type="float" office:value="0.315930388219545" calcext:value-type="float">
            <text:p>0.315930388219545</text:p>
          </table:table-cell>
          <table:table-cell office:value-type="string" calcext:value-type="string">
            <text:p>2012_WI-NZ_1_8_NewZealandrefusetobreak_SubashJayaraman.tx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584229390681" calcext:value-type="float">
            <text:p>0.3584229390681</text:p>
          </table:table-cell>
          <table:table-cell office:value-type="float" office:value="0.374551971326165" calcext:value-type="float">
            <text:p>0.374551971326165</text:p>
          </table:table-cell>
          <table:table-cell office:value-type="float" office:value="0.267025089605735" calcext:value-type="float">
            <text:p>0.267025089605735</text:p>
          </table:table-cell>
          <table:table-cell office:value-type="string" calcext:value-type="string">
            <text:p>2012_WI-NZ_1_9_ImmoreawareofmyroleKieran Powell_OR.tx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29715762273902" calcext:value-type="float">
            <text:p>0.529715762273902</text:p>
          </table:table-cell>
          <table:table-cell office:value-type="float" office:value="0.328165374677003" calcext:value-type="float">
            <text:p>0.328165374677003</text:p>
          </table:table-cell>
          <table:table-cell office:value-type="float" office:value="0.142118863049096" calcext:value-type="float">
            <text:p>0.142118863049096</text:p>
          </table:table-cell>
          <table:table-cell office:value-type="string" calcext:value-type="string">
            <text:p>2012_WI-NZ_2_1_NewZealandruelackofhundreds_OR.tx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05506391347099" calcext:value-type="float">
            <text:p>0.205506391347099</text:p>
          </table:table-cell>
          <table:table-cell office:value-type="float" office:value="0.155358898721731" calcext:value-type="float">
            <text:p>0.155358898721731</text:p>
          </table:table-cell>
          <table:table-cell office:value-type="float" office:value="0.63913470993117" calcext:value-type="float">
            <text:p>0.63913470993117</text:p>
          </table:table-cell>
          <table:table-cell office:value-type="string" calcext:value-type="string">
            <text:p>2012_WI-NZ_2_10_ChrisTavareGayle?_SubashJayaraman.tx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59062776304156" calcext:value-type="float">
            <text:p>0.259062776304156</text:p>
          </table:table-cell>
          <table:table-cell office:value-type="float" office:value="0.346595932802829" calcext:value-type="float">
            <text:p>0.346595932802829</text:p>
          </table:table-cell>
          <table:table-cell office:value-type="float" office:value="0.394341290893015" calcext:value-type="float">
            <text:p>0.394341290893015</text:p>
          </table:table-cell>
          <table:table-cell office:value-type="string" calcext:value-type="string">
            <text:p>2012_WI-NZ_2_11_Samuelsredemptionsong_SubashJayaraman.tx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10666666666667" calcext:value-type="float">
            <text:p>0.410666666666667</text:p>
          </table:table-cell>
          <table:table-cell office:value-type="float" office:value="0.282666666666667" calcext:value-type="float">
            <text:p>0.282666666666667</text:p>
          </table:table-cell>
          <table:table-cell office:value-type="float" office:value="0.306666666666667" calcext:value-type="float">
            <text:p>0.306666666666667</text:p>
          </table:table-cell>
          <table:table-cell office:value-type="string" calcext:value-type="string">
            <text:p>2012_WI-NZ_2_12_FourquicksployworkedBoult_OR.tx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3764367816092" calcext:value-type="float">
            <text:p>0.33764367816092</text:p>
          </table:table-cell>
          <table:table-cell office:value-type="float" office:value="0.156609195402299" calcext:value-type="float">
            <text:p>0.156609195402299</text:p>
          </table:table-cell>
          <table:table-cell office:value-type="float" office:value="0.505747126436782" calcext:value-type="float">
            <text:p>0.505747126436782</text:p>
          </table:table-cell>
          <table:table-cell office:value-type="string" calcext:value-type="string">
            <text:p>2012_WI-NZ_2_13_NewZealandaheaddespiteSamuelston_KanishkaaBalachandran.tx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67003367003367" calcext:value-type="float">
            <text:p>0.367003367003367</text:p>
          </table:table-cell>
          <table:table-cell office:value-type="float" office:value="0.281144781144781" calcext:value-type="float">
            <text:p>0.281144781144781</text:p>
          </table:table-cell>
          <table:table-cell office:value-type="float" office:value="0.351851851851852" calcext:value-type="float">
            <text:p>0.351851851851852</text:p>
          </table:table-cell>
          <table:table-cell office:value-type="string" calcext:value-type="string">
            <text:p>2012_WI-NZ_2_14_NotaneasypitchtobowlonRoach_OR.tx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07061266874351" calcext:value-type="float">
            <text:p>0.407061266874351</text:p>
          </table:table-cell>
          <table:table-cell office:value-type="float" office:value="0.382139148494289" calcext:value-type="float">
            <text:p>0.382139148494289</text:p>
          </table:table-cell>
          <table:table-cell office:value-type="float" office:value="0.21079958463136" calcext:value-type="float">
            <text:p>0.21079958463136</text:p>
          </table:table-cell>
          <table:table-cell office:value-type="string" calcext:value-type="string">
            <text:p>2012_WI-NZ_2_15_NewZealandsbatsmendotoolittle_SubashJayaraman.tx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90946502057613" calcext:value-type="float">
            <text:p>0.390946502057613</text:p>
          </table:table-cell>
          <table:table-cell office:value-type="float" office:value="0.190329218106996" calcext:value-type="float">
            <text:p>0.190329218106996</text:p>
          </table:table-cell>
          <table:table-cell office:value-type="float" office:value="0.418724279835391" calcext:value-type="float">
            <text:p>0.418724279835391</text:p>
          </table:table-cell>
          <table:table-cell office:value-type="string" calcext:value-type="string">
            <text:p>2012_WI-NZ_2_16_Adayforwatchingthecrease_SubashJayaraman.txt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85674353598882" calcext:value-type="float">
            <text:p>0.485674353598882</text:p>
          </table:table-cell>
          <table:table-cell office:value-type="float" office:value="0.133473095737247" calcext:value-type="float">
            <text:p>0.133473095737247</text:p>
          </table:table-cell>
          <table:table-cell office:value-type="float" office:value="0.380852550663871" calcext:value-type="float">
            <text:p>0.380852550663871</text:p>
          </table:table-cell>
          <table:table-cell office:value-type="string" calcext:value-type="string">
            <text:p>2012_WI-NZ_2_17_RoachandBestmakeitWestIndiesday_KanishkaaBalachandran.tx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69103568320278" calcext:value-type="float">
            <text:p>0.469103568320278</text:p>
          </table:table-cell>
          <table:table-cell office:value-type="float" office:value="0.385552654482158" calcext:value-type="float">
            <text:p>0.385552654482158</text:p>
          </table:table-cell>
          <table:table-cell office:value-type="float" office:value="0.145343777197563" calcext:value-type="float">
            <text:p>0.145343777197563</text:p>
          </table:table-cell>
          <table:table-cell office:value-type="string" calcext:value-type="string">
            <text:p>2012_WI-NZ_2_18_ElusivevictorywithinWestIndiesgrasp_GeorgeBinoy.tx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27256944444444" calcext:value-type="float">
            <text:p>0.327256944444444</text:p>
          </table:table-cell>
          <table:table-cell office:value-type="float" office:value="0.546006944444444" calcext:value-type="float">
            <text:p>0.546006944444444</text:p>
          </table:table-cell>
          <table:table-cell office:value-type="float" office:value="0.126736111111111" calcext:value-type="float">
            <text:p>0.126736111111111</text:p>
          </table:table-cell>
          <table:table-cell office:value-type="string" calcext:value-type="string">
            <text:p>2012_WI-NZ_2_19_Sammykeentokeepthatwinningfeeling_SubashJayaraman.txt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62080262080262" calcext:value-type="float">
            <text:p>0.262080262080262</text:p>
          </table:table-cell>
          <table:table-cell office:value-type="float" office:value="0.586404586404586" calcext:value-type="float">
            <text:p>0.586404586404586</text:p>
          </table:table-cell>
          <table:table-cell office:value-type="float" office:value="0.151515151515152" calcext:value-type="float">
            <text:p>0.151515151515152</text:p>
          </table:table-cell>
          <table:table-cell office:value-type="string" calcext:value-type="string">
            <text:p>2012_WI-NZ_2_2_AnimportantwinfortheWestIndieshierarchy_GarthWattley.tx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24019607843137" calcext:value-type="float">
            <text:p>0.424019607843137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0.232843137254902" calcext:value-type="float">
            <text:p>0.232843137254902</text:p>
          </table:table-cell>
          <table:table-cell office:value-type="string" calcext:value-type="string">
            <text:p>2012_WI-NZ_2_20_InjuredRampauloutofsecondTest_OR.txt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425925925925926" calcext:value-type="float">
            <text:p>0.425925925925926</text:p>
          </table:table-cell>
          <table:table-cell office:value-type="float" office:value="0.348148148148148" calcext:value-type="float">
            <text:p>0.348148148148148</text:p>
          </table:table-cell>
          <table:table-cell office:value-type="float" office:value="0.225925925925926" calcext:value-type="float">
            <text:p>0.225925925925926</text:p>
          </table:table-cell>
          <table:table-cell office:value-type="string" calcext:value-type="string">
            <text:p>2012_WI-NZ_2_3_ThisonesdefinitelyforJamaicaSamuels_OR.txt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57364341085271" calcext:value-type="float">
            <text:p>0.457364341085271</text:p>
          </table:table-cell>
          <table:table-cell office:value-type="float" office:value="0.251384274640089" calcext:value-type="float">
            <text:p>0.251384274640089</text:p>
          </table:table-cell>
          <table:table-cell office:value-type="float" office:value="0.29125138427464" calcext:value-type="float">
            <text:p>0.29125138427464</text:p>
          </table:table-cell>
          <table:table-cell office:value-type="string" calcext:value-type="string">
            <text:p>2012_WI-NZ_2_4_DominantWestIndiessealseries_KanishkaaBalachandran.tx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2200328407225" calcext:value-type="float">
            <text:p>0.42200328407225</text:p>
          </table:table-cell>
          <table:table-cell office:value-type="float" office:value="0.264367816091954" calcext:value-type="float">
            <text:p>0.264367816091954</text:p>
          </table:table-cell>
          <table:table-cell office:value-type="float" office:value="0.313628899835796" calcext:value-type="float">
            <text:p>0.313628899835796</text:p>
          </table:table-cell>
          <table:table-cell office:value-type="string" calcext:value-type="string">
            <text:p>2012_WI-NZ_2_5_NewZealandnotoutofJamaicaTestSouthee_OR.txt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53369763205829" calcext:value-type="float">
            <text:p>0.353369763205829</text:p>
          </table:table-cell>
          <table:table-cell office:value-type="float" office:value="0.31511839708561" calcext:value-type="float">
            <text:p>0.31511839708561</text:p>
          </table:table-cell>
          <table:table-cell office:value-type="float" office:value="0.331511839708561" calcext:value-type="float">
            <text:p>0.331511839708561</text:p>
          </table:table-cell>
          <table:table-cell office:value-type="string" calcext:value-type="string">
            <text:p>2012_WI-NZ_2_6_Weatherputsdamperonchanceofresult_SubashJayaraman.txt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62869198312236" calcext:value-type="float">
            <text:p>0.362869198312236</text:p>
          </table:table-cell>
          <table:table-cell office:value-type="float" office:value="0.277426160337553" calcext:value-type="float">
            <text:p>0.277426160337553</text:p>
          </table:table-cell>
          <table:table-cell office:value-type="float" office:value="0.359704641350211" calcext:value-type="float">
            <text:p>0.359704641350211</text:p>
          </table:table-cell>
          <table:table-cell office:value-type="string" calcext:value-type="string">
            <text:p>2012_WI-NZ_2_7_WeveworkedNewZealandbatsmenoutDeonarine_SubashJayaraman.txt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47841105354059" calcext:value-type="float">
            <text:p>0.247841105354059</text:p>
          </table:table-cell>
          <table:table-cell office:value-type="float" office:value="0.175302245250432" calcext:value-type="float">
            <text:p>0.175302245250432</text:p>
          </table:table-cell>
          <table:table-cell office:value-type="float" office:value="0.57685664939551" calcext:value-type="float">
            <text:p>0.57685664939551</text:p>
          </table:table-cell>
          <table:table-cell office:value-type="string" calcext:value-type="string">
            <text:p>2012_WI-NZ_2_8_AttentionitstheOlympics_SubashJayaraman.txt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39220014716703" calcext:value-type="float">
            <text:p>0.339220014716703</text:p>
          </table:table-cell>
          <table:table-cell office:value-type="float" office:value="0.142752023546726" calcext:value-type="float">
            <text:p>0.142752023546726</text:p>
          </table:table-cell>
          <table:table-cell office:value-type="float" office:value="0.518027961736571" calcext:value-type="float">
            <text:p>0.518027961736571</text:p>
          </table:table-cell>
          <table:table-cell office:value-type="string" calcext:value-type="string">
            <text:p>2012_WI-NZ_2_9_SamuelsspinnersgiveWestIndiestheedge_KanishkaaBalachandran.txt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49242424242424" calcext:value-type="float">
            <text:p>0.249242424242424</text:p>
          </table:table-cell>
          <table:table-cell office:value-type="float" office:value="0.274242424242424" calcext:value-type="float">
            <text:p>0.274242424242424</text:p>
          </table:table-cell>
          <table:table-cell office:value-type="float" office:value="0.476515151515152" calcext:value-type="float">
            <text:p>0.476515151515152</text:p>
          </table:table-cell>
          <table:table-cell office:value-type="string" calcext:value-type="string">
            <text:p>2013_NZ-WI_1_1_NewZealandWestIndies_OR.txt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64492753623188" calcext:value-type="float">
            <text:p>0.264492753623188</text:p>
          </table:table-cell>
          <table:table-cell office:value-type="float" office:value="0.090579710144928" calcext:value-type="float">
            <text:p>0.090579710144928</text:p>
          </table:table-cell>
          <table:table-cell office:value-type="float" office:value="0.644927536231884" calcext:value-type="float">
            <text:p>0.644927536231884</text:p>
          </table:table-cell>
          <table:table-cell office:value-type="string" calcext:value-type="string">
            <text:p>2013_NZ-WI_1_10_NZseamerslayplatformforinningswin_DevashishFuloria.txt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75816993464052" calcext:value-type="float">
            <text:p>0.275816993464052</text:p>
          </table:table-cell>
          <table:table-cell office:value-type="float" office:value="0.393464052287582" calcext:value-type="float">
            <text:p>0.393464052287582</text:p>
          </table:table-cell>
          <table:table-cell office:value-type="float" office:value="0.330718954248366" calcext:value-type="float">
            <text:p>0.330718954248366</text:p>
          </table:table-cell>
          <table:table-cell office:value-type="string" calcext:value-type="string">
            <text:p>2013_NZ-WI_1_11_TaylorjoinseliteNewZealandlistwithdouble_AndrewMcGlashan.txt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31029185867896" calcext:value-type="float">
            <text:p>0.331029185867896</text:p>
          </table:table-cell>
          <table:table-cell office:value-type="float" office:value="0.165130568356375" calcext:value-type="float">
            <text:p>0.165130568356375</text:p>
          </table:table-cell>
          <table:table-cell office:value-type="float" office:value="0.50384024577573" calcext:value-type="float">
            <text:p>0.50384024577573</text:p>
          </table:table-cell>
          <table:table-cell office:value-type="string" calcext:value-type="string">
            <text:p>2013_NZ-WI_1_12_Taylordouble-centurysetsupNewZealand_DevashishFuloria.txt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12169312169312" calcext:value-type="float">
            <text:p>0.312169312169312</text:p>
          </table:table-cell>
          <table:table-cell office:value-type="float" office:value="0.407407407407407" calcext:value-type="float">
            <text:p>0.407407407407407</text:p>
          </table:table-cell>
          <table:table-cell office:value-type="float" office:value="0.28042328042328" calcext:value-type="float">
            <text:p>0.28042328042328</text:p>
          </table:table-cell>
          <table:table-cell office:value-type="string" calcext:value-type="string">
            <text:p>2013_NZ-WI_1_13_NZbeginsummerwithlong-awaitedtons_DevashishFuloria.txt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26173428798727" calcext:value-type="float">
            <text:p>0.326173428798727</text:p>
          </table:table-cell>
          <table:table-cell office:value-type="float" office:value="0.173428798727128" calcext:value-type="float">
            <text:p>0.173428798727128</text:p>
          </table:table-cell>
          <table:table-cell office:value-type="float" office:value="0.500397772474145" calcext:value-type="float">
            <text:p>0.500397772474145</text:p>
          </table:table-cell>
          <table:table-cell office:value-type="string" calcext:value-type="string">
            <text:p>2013_NZ-WI_1_14_TaylorMcCullumcenturiesdriveNZ_DevashishFuloria.txt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32613908872902" calcext:value-type="float">
            <text:p>0.232613908872902</text:p>
          </table:table-cell>
          <table:table-cell office:value-type="float" office:value="0.541966426858513" calcext:value-type="float">
            <text:p>0.541966426858513</text:p>
          </table:table-cell>
          <table:table-cell office:value-type="float" office:value="0.225419664268585" calcext:value-type="float">
            <text:p>0.225419664268585</text:p>
          </table:table-cell>
          <table:table-cell office:value-type="string" calcext:value-type="string">
            <text:p>2013_NZ-WI_1_15_NZfavouritesagainststrugglingWI_AndrewMcGlashan.tx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89342403628118" calcext:value-type="float">
            <text:p>0.189342403628118</text:p>
          </table:table-cell>
          <table:table-cell office:value-type="float" office:value="0.638321995464853" calcext:value-type="float">
            <text:p>0.638321995464853</text:p>
          </table:table-cell>
          <table:table-cell office:value-type="float" office:value="0.172335600907029" calcext:value-type="float">
            <text:p>0.172335600907029</text:p>
          </table:table-cell>
          <table:table-cell office:value-type="string" calcext:value-type="string">
            <text:p>2013_NZ-WI_1_16_WilliamsonruledoutoffirstTest_AndrewMcGlashan.tx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70637785800241" calcext:value-type="float">
            <text:p>0.370637785800241</text:p>
          </table:table-cell>
          <table:table-cell office:value-type="float" office:value="0.352587244283995" calcext:value-type="float">
            <text:p>0.352587244283995</text:p>
          </table:table-cell>
          <table:table-cell office:value-type="float" office:value="0.276774969915764" calcext:value-type="float">
            <text:p>0.276774969915764</text:p>
          </table:table-cell>
          <table:table-cell office:value-type="string" calcext:value-type="string">
            <text:p>2013_NZ-WI_1_2_WestIndiesfollowonstar_SRajesh.txt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00235571260306" calcext:value-type="float">
            <text:p>0.200235571260306</text:p>
          </table:table-cell>
          <table:table-cell office:value-type="float" office:value="0.532391048292108" calcext:value-type="float">
            <text:p>0.532391048292108</text:p>
          </table:table-cell>
          <table:table-cell office:value-type="float" office:value="0.267373380447585" calcext:value-type="float">
            <text:p>0.267373380447585</text:p>
          </table:table-cell>
          <table:table-cell office:value-type="string" calcext:value-type="string">
            <text:p>2013_NZ-WI_1_3_SammyrelievedatavoidingIndiarepeat_AndrewMcGlashan.tx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80067001675042" calcext:value-type="float">
            <text:p>0.180067001675042</text:p>
          </table:table-cell>
          <table:table-cell office:value-type="float" office:value="0.499162479061977" calcext:value-type="float">
            <text:p>0.499162479061977</text:p>
          </table:table-cell>
          <table:table-cell office:value-type="float" office:value="0.320770519262982" calcext:value-type="float">
            <text:p>0.320770519262982</text:p>
          </table:table-cell>
          <table:table-cell office:value-type="string" calcext:value-type="string">
            <text:p>2013_NZ-WI_1_4_McCullumwoeasNewZealanddeniedagain_AndrewMcGlashan.txt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88494077834179" calcext:value-type="float">
            <text:p>0.288494077834179</text:p>
          </table:table-cell>
          <table:table-cell office:value-type="float" office:value="0.164128595600677" calcext:value-type="float">
            <text:p>0.164128595600677</text:p>
          </table:table-cell>
          <table:table-cell office:value-type="float" office:value="0.547377326565144" calcext:value-type="float">
            <text:p>0.547377326565144</text:p>
          </table:table-cell>
          <table:table-cell office:value-type="string" calcext:value-type="string">
            <text:p>2013_NZ-WI_1_5_RainaidsWestIndiesgreatescape_DevashishFuloria.txt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250989707046714" calcext:value-type="float">
            <text:p>0.250989707046714</text:p>
          </table:table-cell>
          <table:table-cell office:value-type="float" office:value="0.329374505146477" calcext:value-type="float">
            <text:p>0.329374505146477</text:p>
          </table:table-cell>
          <table:table-cell office:value-type="float" office:value="0.419635787806809" calcext:value-type="float">
            <text:p>0.419635787806809</text:p>
          </table:table-cell>
          <table:table-cell office:value-type="string" calcext:value-type="string">
            <text:p>2013_NZ-WI_1_6_ResilientBravoshowsoverseasprowess_AndrewMcGlashan.txt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267827529021559" calcext:value-type="float">
            <text:p>0.267827529021559</text:p>
          </table:table-cell>
          <table:table-cell office:value-type="float" office:value="0.153399668325041" calcext:value-type="float">
            <text:p>0.153399668325041</text:p>
          </table:table-cell>
          <table:table-cell office:value-type="float" office:value="0.5787728026534" calcext:value-type="float">
            <text:p>0.5787728026534</text:p>
          </table:table-cell>
          <table:table-cell office:value-type="string" calcext:value-type="string">
            <text:p>2013_NZ-WI_1_7_MagnificentBravoputsWestIndiesinlead_DevashishFuloria.tx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45578231292517" calcext:value-type="float">
            <text:p>0.345578231292517</text:p>
          </table:table-cell>
          <table:table-cell office:value-type="float" office:value="0.447619047619048" calcext:value-type="float">
            <text:p>0.447619047619048</text:p>
          </table:table-cell>
          <table:table-cell office:value-type="float" office:value="0.206802721088435" calcext:value-type="float">
            <text:p>0.206802721088435</text:p>
          </table:table-cell>
          <table:table-cell office:value-type="string" calcext:value-type="string">
            <text:p>2013_NZ-WI_1_8_ChanderpaulthekeyasWIfightback_AndrewMcGlashan.txt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56659765355418" calcext:value-type="float">
            <text:p>0.156659765355418</text:p>
          </table:table-cell>
          <table:table-cell office:value-type="float" office:value="0.342995169082126" calcext:value-type="float">
            <text:p>0.342995169082126</text:p>
          </table:table-cell>
          <table:table-cell office:value-type="float" office:value="0.500345065562457" calcext:value-type="float">
            <text:p>0.500345065562457</text:p>
          </table:table-cell>
          <table:table-cell office:value-type="string" calcext:value-type="string">
            <text:p>2013_NZ-WI_1_9_NZfindvenominSouthee-Boultcombination_AndrewMcGlashan.txt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283479960899316" calcext:value-type="float">
            <text:p>0.283479960899316</text:p>
          </table:table-cell>
          <table:table-cell office:value-type="float" office:value="0.3069403714565" calcext:value-type="float">
            <text:p>0.3069403714565</text:p>
          </table:table-cell>
          <table:table-cell office:value-type="float" office:value="0.409579667644184" calcext:value-type="float">
            <text:p>0.409579667644184</text:p>
          </table:table-cell>
          <table:table-cell office:value-type="string" calcext:value-type="string">
            <text:p>2013_NZ-WI_2_1_NewZealandvWestIndies2013-14_OR.tx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90151515151515" calcext:value-type="float">
            <text:p>0.190151515151515</text:p>
          </table:table-cell>
          <table:table-cell office:value-type="float" office:value="0.431060606060606" calcext:value-type="float">
            <text:p>0.431060606060606</text:p>
          </table:table-cell>
          <table:table-cell office:value-type="float" office:value="0.378787878787879" calcext:value-type="float">
            <text:p>0.378787878787879</text:p>
          </table:table-cell>
          <table:table-cell office:value-type="string" calcext:value-type="string">
            <text:p>2013_NZ-WI_2_10_WestIndies'Besthasn'tbeenenough_AndrewMcGlashan.txt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16151202749141" calcext:value-type="float">
            <text:p>0.316151202749141</text:p>
          </table:table-cell>
          <table:table-cell office:value-type="float" office:value="0.143470790378007" calcext:value-type="float">
            <text:p>0.143470790378007</text:p>
          </table:table-cell>
          <table:table-cell office:value-type="float" office:value="0.540378006872852" calcext:value-type="float">
            <text:p>0.540378006872852</text:p>
          </table:table-cell>
          <table:table-cell office:value-type="string" calcext:value-type="string">
            <text:p>2013_NZ-WI_2_11_NewZealanddominaterain-hitday_AbhishekPurohit.txt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00653594771242" calcext:value-type="float">
            <text:p>0.300653594771242</text:p>
          </table:table-cell>
          <table:table-cell office:value-type="float" office:value="0.288398692810458" calcext:value-type="float">
            <text:p>0.288398692810458</text:p>
          </table:table-cell>
          <table:table-cell office:value-type="float" office:value="0.410947712418301" calcext:value-type="float">
            <text:p>0.410947712418301</text:p>
          </table:table-cell>
          <table:table-cell office:value-type="string" calcext:value-type="string">
            <text:p>2013_NZ-WI_2_12_WestIndiesflufftheirchance_AndrewMcGlashan.txt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87477954144621" calcext:value-type="float">
            <text:p>0.287477954144621</text:p>
          </table:table-cell>
          <table:table-cell office:value-type="float" office:value="0.128747795414462" calcext:value-type="float">
            <text:p>0.128747795414462</text:p>
          </table:table-cell>
          <table:table-cell office:value-type="float" office:value="0.583774250440917" calcext:value-type="float">
            <text:p>0.583774250440917</text:p>
          </table:table-cell>
          <table:table-cell office:value-type="string" calcext:value-type="string">
            <text:p>2013_NZ-WI_2_13_TaylorcenturypunishessloppyWI_AndrewMcGlashan.tx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42661179698217" calcext:value-type="float">
            <text:p>0.142661179698217</text:p>
          </table:table-cell>
          <table:table-cell office:value-type="float" office:value="0.640603566529492" calcext:value-type="float">
            <text:p>0.640603566529492</text:p>
          </table:table-cell>
          <table:table-cell office:value-type="float" office:value="0.216735253772291" calcext:value-type="float">
            <text:p>0.216735253772291</text:p>
          </table:table-cell>
          <table:table-cell office:value-type="string" calcext:value-type="string">
            <text:p>2013_NZ-WI_2_14_SammychallengesNZtoplaybetter_AndrewMcGlashan.tx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0189701897019" calcext:value-type="float">
            <text:p>0.20189701897019</text:p>
          </table:table-cell>
          <table:table-cell office:value-type="float" office:value="0.506775067750677" calcext:value-type="float">
            <text:p>0.506775067750677</text:p>
          </table:table-cell>
          <table:table-cell office:value-type="float" office:value="0.291327913279133" calcext:value-type="float">
            <text:p>0.291327913279133</text:p>
          </table:table-cell>
          <table:table-cell office:value-type="string" calcext:value-type="string">
            <text:p>2013_NZ-WI_2_15_WIbullishafterDunedinfightback_AndrewMcGlashan.txt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39393939393939" calcext:value-type="float">
            <text:p>0.139393939393939</text:p>
          </table:table-cell>
          <table:table-cell office:value-type="float" office:value="0.641212121212121" calcext:value-type="float">
            <text:p>0.641212121212121</text:p>
          </table:table-cell>
          <table:table-cell office:value-type="float" office:value="0.219393939393939" calcext:value-type="float">
            <text:p>0.219393939393939</text:p>
          </table:table-cell>
          <table:table-cell office:value-type="string" calcext:value-type="string">
            <text:p>2013_NZ-WI_2_2_WakeupWestIndies_MartinCrowe.txt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43557772236076" calcext:value-type="float">
            <text:p>0.243557772236076</text:p>
          </table:table-cell>
          <table:table-cell office:value-type="float" office:value="0.445552784704904" calcext:value-type="float">
            <text:p>0.445552784704904</text:p>
          </table:table-cell>
          <table:table-cell office:value-type="float" office:value="0.310889443059019" calcext:value-type="float">
            <text:p>0.310889443059019</text:p>
          </table:table-cell>
          <table:table-cell office:value-type="string" calcext:value-type="string">
            <text:p>2013_NZ-WI_2_3_WellingtonhightopsBoult'sbigyear_AndrewMcGlashan.txt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94260485651214" calcext:value-type="float">
            <text:p>0.194260485651214</text:p>
          </table:table-cell>
          <table:table-cell office:value-type="float" office:value="0.618101545253863" calcext:value-type="float">
            <text:p>0.618101545253863</text:p>
          </table:table-cell>
          <table:table-cell office:value-type="float" office:value="0.187637969094923" calcext:value-type="float">
            <text:p>0.187637969094923</text:p>
          </table:table-cell>
          <table:table-cell office:value-type="string" calcext:value-type="string">
            <text:p>2013_NZ-WI_2_4_GibsonasksWestIndiesto'manup_AndrewMcGlashan.txt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249662618083671" calcext:value-type="float">
            <text:p>0.249662618083671</text:p>
          </table:table-cell>
          <table:table-cell office:value-type="float" office:value="0.516869095816464" calcext:value-type="float">
            <text:p>0.516869095816464</text:p>
          </table:table-cell>
          <table:table-cell office:value-type="float" office:value="0.233468286099865" calcext:value-type="float">
            <text:p>0.233468286099865</text:p>
          </table:table-cell>
          <table:table-cell office:value-type="string" calcext:value-type="string">
            <text:p>2013_NZ-WI_2_5_Bowlersfailedinhelpfulconditions-Sammy_AndrewMcGlashan.txt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44196843082637" calcext:value-type="float">
            <text:p>0.244196843082637</text:p>
          </table:table-cell>
          <table:table-cell office:value-type="float" office:value="0.405756731662024" calcext:value-type="float">
            <text:p>0.405756731662024</text:p>
          </table:table-cell>
          <table:table-cell office:value-type="float" office:value="0.350046425255339" calcext:value-type="float">
            <text:p>0.350046425255339</text:p>
          </table:table-cell>
          <table:table-cell office:value-type="string" calcext:value-type="string">
            <text:p>2013_NZ-WI_2_6_SeamersfireNewZealand'sgrowingself-belief_AndrewMcGlashan.txt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91256830601093" calcext:value-type="float">
            <text:p>0.691256830601093</text:p>
          </table:table-cell>
          <table:table-cell office:value-type="float" office:value="0.129781420765027" calcext:value-type="float">
            <text:p>0.129781420765027</text:p>
          </table:table-cell>
          <table:table-cell office:value-type="float" office:value="0.17896174863388" calcext:value-type="float">
            <text:p>0.17896174863388</text:p>
          </table:table-cell>
          <table:table-cell office:value-type="string" calcext:value-type="string">
            <text:p>2013_NZ-WI_2_7_Boultsbestlosing20wicketstofastbowlers_ShivaJayaraman.txt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268518518518519" calcext:value-type="float">
            <text:p>0.268518518518519</text:p>
          </table:table-cell>
          <table:table-cell office:value-type="float" office:value="0.176851851851852" calcext:value-type="float">
            <text:p>0.176851851851852</text:p>
          </table:table-cell>
          <table:table-cell office:value-type="float" office:value="0.55462962962963" calcext:value-type="float">
            <text:p>0.55462962962963</text:p>
          </table:table-cell>
          <table:table-cell office:value-type="string" calcext:value-type="string">
            <text:p>2013_NZ-WI_2_8_BoultswingsNZtoinningswin_AbhishekPurohit.txt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420398009950249" calcext:value-type="float">
            <text:p>0.420398009950249</text:p>
          </table:table-cell>
          <table:table-cell office:value-type="float" office:value="0.342039800995025" calcext:value-type="float">
            <text:p>0.342039800995025</text:p>
          </table:table-cell>
          <table:table-cell office:value-type="float" office:value="0.237562189054726" calcext:value-type="float">
            <text:p>0.237562189054726</text:p>
          </table:table-cell>
          <table:table-cell office:value-type="string" calcext:value-type="string">
            <text:p>2013_NZ-WI_2_9_NewZealand'sreliable'sheriff'_AndrewMcGlashan.txt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48670756646217" calcext:value-type="float">
            <text:p>0.348670756646217</text:p>
          </table:table-cell>
          <table:table-cell office:value-type="float" office:value="0.265848670756646" calcext:value-type="float">
            <text:p>0.265848670756646</text:p>
          </table:table-cell>
          <table:table-cell office:value-type="float" office:value="0.385480572597137" calcext:value-type="float">
            <text:p>0.385480572597137</text:p>
          </table:table-cell>
          <table:table-cell office:value-type="string" calcext:value-type="string">
            <text:p>2013_NZ-WI_3_1_NewZealandvWestIndies,2013-14_OR.txt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37574215436811" calcext:value-type="float">
            <text:p>0.337574215436811</text:p>
          </table:table-cell>
          <table:table-cell office:value-type="float" office:value="0.121289228159457" calcext:value-type="float">
            <text:p>0.121289228159457</text:p>
          </table:table-cell>
          <table:table-cell office:value-type="float" office:value="0.541136556403732" calcext:value-type="float">
            <text:p>0.541136556403732</text:p>
          </table:table-cell>
          <table:table-cell office:value-type="string" calcext:value-type="string">
            <text:p>2013_NZ-WI_3_10_NarinethreatgivesWIadvantage_AbhishekPurohit.txt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221399176954733" calcext:value-type="float">
            <text:p>0.221399176954733</text:p>
          </table:table-cell>
          <table:table-cell office:value-type="float" office:value="0.413991769547325" calcext:value-type="float">
            <text:p>0.413991769547325</text:p>
          </table:table-cell>
          <table:table-cell office:value-type="float" office:value="0.364609053497942" calcext:value-type="float">
            <text:p>0.364609053497942</text:p>
          </table:table-cell>
          <table:table-cell office:value-type="string" calcext:value-type="string">
            <text:p>2013_NZ-WI_3_11_RamdinhelpspullWIbackfromthebrink_AndrewMcGlashan.txt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22557905337362" calcext:value-type="float">
            <text:p>0.222557905337362</text:p>
          </table:table-cell>
          <table:table-cell office:value-type="float" office:value="0.131923464249748" calcext:value-type="float">
            <text:p>0.131923464249748</text:p>
          </table:table-cell>
          <table:table-cell office:value-type="float" office:value="0.64551863041289" calcext:value-type="float">
            <text:p>0.64551863041289</text:p>
          </table:table-cell>
          <table:table-cell office:value-type="string" calcext:value-type="string">
            <text:p>2013_NZ-WI_3_12_Ramdin,ChanderpaulreviveWI_AbhishekPurohit.txt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246438746438746" calcext:value-type="float">
            <text:p>0.246438746438746</text:p>
          </table:table-cell>
          <table:table-cell office:value-type="float" office:value="0.562678062678063" calcext:value-type="float">
            <text:p>0.562678062678063</text:p>
          </table:table-cell>
          <table:table-cell office:value-type="float" office:value="0.190883190883191" calcext:value-type="float">
            <text:p>0.190883190883191</text:p>
          </table:table-cell>
          <table:table-cell office:value-type="string" calcext:value-type="string">
            <text:p>2013_NZ-WI_3_13_WestIndiespinhopesonNarine_AndrewMcGlashan.txt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92449355432781" calcext:value-type="float">
            <text:p>0.192449355432781</text:p>
          </table:table-cell>
          <table:table-cell office:value-type="float" office:value="0.593001841620626" calcext:value-type="float">
            <text:p>0.593001841620626</text:p>
          </table:table-cell>
          <table:table-cell office:value-type="float" office:value="0.214548802946593" calcext:value-type="float">
            <text:p>0.214548802946593</text:p>
          </table:table-cell>
          <table:table-cell office:value-type="string" calcext:value-type="string">
            <text:p>2013_NZ-WI_3_14_Luckytohaveaworld-classbowlingline-up-McCullum_AndrewMcGlashan.txt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84863123993559" calcext:value-type="float">
            <text:p>0.384863123993559</text:p>
          </table:table-cell>
          <table:table-cell office:value-type="float" office:value="0.409017713365539" calcext:value-type="float">
            <text:p>0.409017713365539</text:p>
          </table:table-cell>
          <table:table-cell office:value-type="float" office:value="0.206119162640902" calcext:value-type="float">
            <text:p>0.206119162640902</text:p>
          </table:table-cell>
          <table:table-cell office:value-type="string" calcext:value-type="string">
            <text:p>2013_NZ-WI_3_15_NZaimtoburybrittleWindies_AndrewMcGlashan.txt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256313131313131" calcext:value-type="float">
            <text:p>0.256313131313131</text:p>
          </table:table-cell>
          <table:table-cell office:value-type="float" office:value="0.532828282828283" calcext:value-type="float">
            <text:p>0.532828282828283</text:p>
          </table:table-cell>
          <table:table-cell office:value-type="float" office:value="0.210858585858586" calcext:value-type="float">
            <text:p>0.210858585858586</text:p>
          </table:table-cell>
          <table:table-cell office:value-type="string" calcext:value-type="string">
            <text:p>2013_NZ-WI_3_2_Somecareersareontheline-Sammy_AndrewMcGlashan.txt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257777777777778" calcext:value-type="float">
            <text:p>0.257777777777778</text:p>
          </table:table-cell>
          <table:table-cell office:value-type="float" office:value="0.524444444444444" calcext:value-type="float">
            <text:p>0.524444444444444</text:p>
          </table:table-cell>
          <table:table-cell office:value-type="float" office:value="0.217777777777778" calcext:value-type="float">
            <text:p>0.217777777777778</text:p>
          </table:table-cell>
          <table:table-cell office:value-type="string" calcext:value-type="string">
            <text:p>2013_NZ-WI_3_3_NewZealandshowsignsofarevival_AndrewMcGlashan.txt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34666666666667" calcext:value-type="float">
            <text:p>0.334666666666667</text:p>
          </table:table-cell>
          <table:table-cell office:value-type="float" office:value="0.290666666666667" calcext:value-type="float">
            <text:p>0.290666666666667</text:p>
          </table:table-cell>
          <table:table-cell office:value-type="float" office:value="0.374666666666667" calcext:value-type="float">
            <text:p>0.374666666666667</text:p>
          </table:table-cell>
          <table:table-cell office:value-type="string" calcext:value-type="string">
            <text:p>2013_NZ-WI_3_4_NewZealandeasetoseriesvictory_AndrewMcGlashan.txt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02415458937198" calcext:value-type="float">
            <text:p>0.502415458937198</text:p>
          </table:table-cell>
          <table:table-cell office:value-type="float" office:value="0.277777777777778" calcext:value-type="float">
            <text:p>0.277777777777778</text:p>
          </table:table-cell>
          <table:table-cell office:value-type="float" office:value="0.219806763285024" calcext:value-type="float">
            <text:p>0.219806763285024</text:p>
          </table:table-cell>
          <table:table-cell office:value-type="string" calcext:value-type="string">
            <text:p>2013_NZ-WI_3_5_Narinefactor'increasesvalueofHamiltonton-Taylor_AndrewMcGlashan.txt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52693602693603" calcext:value-type="float">
            <text:p>0.352693602693603</text:p>
          </table:table-cell>
          <table:table-cell office:value-type="float" office:value="0.279461279461279" calcext:value-type="float">
            <text:p>0.279461279461279</text:p>
          </table:table-cell>
          <table:table-cell office:value-type="float" office:value="0.367845117845118" calcext:value-type="float">
            <text:p>0.367845117845118</text:p>
          </table:table-cell>
          <table:table-cell office:value-type="string" calcext:value-type="string">
            <text:p>2013_NZ-WI_3_6_RoutineunravellingofbattingcostsWestIndies_AndrewMcGlashan.txt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762201453790239" calcext:value-type="float">
            <text:p>0.762201453790239</text:p>
          </table:table-cell>
          <table:table-cell office:value-type="float" office:value="0.104880581516096" calcext:value-type="float">
            <text:p>0.104880581516096</text:p>
          </table:table-cell>
          <table:table-cell office:value-type="float" office:value="0.132917964693666" calcext:value-type="float">
            <text:p>0.132917964693666</text:p>
          </table:table-cell>
          <table:table-cell office:value-type="string" calcext:value-type="string">
            <text:p>2013_NZ-WI_3_7_TaylormovesupNewZealand'srecordscharts_ShivaJayaraman.txt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14462081128748" calcext:value-type="float">
            <text:p>0.414462081128748</text:p>
          </table:table-cell>
          <table:table-cell office:value-type="float" office:value="0.171075837742504" calcext:value-type="float">
            <text:p>0.171075837742504</text:p>
          </table:table-cell>
          <table:table-cell office:value-type="float" office:value="0.414462081128748" calcext:value-type="float">
            <text:p>0.414462081128748</text:p>
          </table:table-cell>
          <table:table-cell office:value-type="string" calcext:value-type="string">
            <text:p>2013_NZ-WI_3_8_WIblownawayinasessionfor103_AbhishekPurohit.txt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35790335790336" calcext:value-type="float">
            <text:p>0.335790335790336</text:p>
          </table:table-cell>
          <table:table-cell office:value-type="float" office:value="0.303849303849304" calcext:value-type="float">
            <text:p>0.303849303849304</text:p>
          </table:table-cell>
          <table:table-cell office:value-type="float" office:value="0.36036036036036" calcext:value-type="float">
            <text:p>0.36036036036036</text:p>
          </table:table-cell>
          <table:table-cell office:value-type="string" calcext:value-type="string">
            <text:p>2013_NZ-WI_3_9_SpingivesWestIndiesearlyfoothold_AndrewMcGlashan.tx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6T09:26:14.649186288</dc:date>
    <meta:editing-duration>PT6M27S</meta:editing-duration>
    <meta:editing-cycles>2</meta:editing-cycles>
    <meta:generator>LibreOffice/5.3.4.2$Linux_X86_64 LibreOffice_project/30m0$Build-2</meta:generator>
    <meta:document-statistic meta:table-count="1" meta:cell-count="4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4.879cm" svg:height="12.459cm" xlink:href=".." xlink:type="simple" chart:class="chart:bar" chart:style-name="ch1">
        <chart:title svg:x="12.13cm" svg:y="0.384cm" chart:style-name="ch2">
          <text:p>Comparing Probability Themes in Documents for k=3</text:p>
        </chart:title>
        <chart:legend chart:legend-position="end" svg:x="33.33cm" svg:y="5.289cm" style:legend-expansion="high" chart:style-name="ch3"/>
        <chart:plot-area chart:style-name="ch4" table:cell-range-address="'LDAGibbs 3 TopicProbabilities'.B1:'LDAGibbs 3 TopicProbabilities'.E89" chart:data-source-has-labels="row" svg:x="1.656cm" svg:y="1.386cm" svg:width="30.977cm" svg:height="9.895cm">
          <chartooo:coordinate-region svg:x="2.383cm" svg:y="1.559cm" svg:width="30.25cm" svg:height="8.967cm"/>
          <chart:axis chart:dimension="x" chart:name="primary-x" chart:style-name="ch5">
            <chart:title svg:x="16.267cm" svg:y="11.53cm" chart:style-name="ch6">
              <text:p>Documents</text:p>
            </chart:title>
          </chart:axis>
          <chart:axis chart:dimension="y" chart:name="primary-y" chart:style-name="ch7">
            <chart:title svg:x="0.451cm" svg:y="7.29cm" chart:style-name="ch8">
              <text:p>Probabilities</text:p>
            </chart:title>
            <chart:grid chart:style-name="ch9" chart:class="major"/>
          </chart:axis>
          <chart:series chart:style-name="ch10" chart:values-cell-range-address="'LDAGibbs 3 TopicProbabilities'.B2:'LDAGibbs 3 TopicProbabilities'.B89" chart:label-cell-address="'LDAGibbs 3 TopicProbabilities'.B1:'LDAGibbs 3 TopicProbabilities'.B1" chart:class="chart:bar">
            <chart:data-point chart:repeated="88"/>
          </chart:series>
          <chart:series chart:style-name="ch11" chart:values-cell-range-address="'LDAGibbs 3 TopicProbabilities'.C2:'LDAGibbs 3 TopicProbabilities'.C89" chart:label-cell-address="'LDAGibbs 3 TopicProbabilities'.C1:'LDAGibbs 3 TopicProbabilities'.C1" chart:class="chart:bar">
            <chart:data-point chart:repeated="88"/>
          </chart:series>
          <chart:series chart:style-name="ch12" chart:values-cell-range-address="'LDAGibbs 3 TopicProbabilities'.D2:'LDAGibbs 3 TopicProbabilities'.D89" chart:label-cell-address="'LDAGibbs 3 TopicProbabilities'.D1:'LDAGibbs 3 TopicProbabilities'.D1" chart:class="chart:bar">
            <chart:data-point chart:repeated="88"/>
          </chart:series>
          <chart:series chart:style-name="ch13" chart:values-cell-range-address="'LDAGibbs 3 TopicProbabilities'.E2:'LDAGibbs 3 TopicProbabilities'.E89" chart:label-cell-address="'LDAGibbs 3 TopicProbabilities'.E1:'LDAGibbs 3 TopicProbabilities'.E1" chart:class="chart:bar">
            <chart:data-point chart:repeated="8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'LDAGibbs 3 TopicProbabilities'.B1:'LDAGibbs 3 TopicProbabilities'.B1</svg:desc>
                </draw:g>
              </table:table-cell>
              <table:table-cell office:value-type="string">
                <text:p>V2</text:p>
                <draw:g>
                  <svg:desc>'LDAGibbs 3 TopicProbabilities'.C1:'LDAGibbs 3 TopicProbabilities'.C1</svg:desc>
                </draw:g>
              </table:table-cell>
              <table:table-cell office:value-type="string">
                <text:p>V3</text:p>
                <draw:g>
                  <svg:desc>'LDAGibbs 3 TopicProbabilities'.D1:'LDAGibbs 3 TopicProbabilities'.D1</svg:desc>
                </draw:g>
              </table:table-cell>
              <table:table-cell office:value-type="string">
                <text:p>Docs</text:p>
                <draw:g>
                  <svg:desc>'LDAGibbs 3 TopicProbabilities'.E1:'LDAGibbs 3 TopicProbabilities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5520421607378">
                <text:p>0.595520421607378</text:p>
                <draw:g>
                  <svg:desc>'LDAGibbs 3 TopicProbabilities'.B2:'LDAGibbs 3 TopicProbabilities'.B89</svg:desc>
                </draw:g>
              </table:table-cell>
              <table:table-cell office:value-type="float" office:value="0.267457180500659">
                <text:p>0.267457180500659</text:p>
                <draw:g>
                  <svg:desc>'LDAGibbs 3 TopicProbabilities'.C2:'LDAGibbs 3 TopicProbabilities'.C89</svg:desc>
                </draw:g>
              </table:table-cell>
              <table:table-cell office:value-type="float" office:value="0.137022397891963">
                <text:p>0.137022397891963</text:p>
                <draw:g>
                  <svg:desc>'LDAGibbs 3 TopicProbabilities'.D2:'LDAGibbs 3 TopicProbabilities'.D89</svg:desc>
                </draw:g>
              </table:table-cell>
              <table:table-cell office:value-type="float" office:value="NaN">
                <text:p>NaN</text:p>
                <draw:g>
                  <svg:desc>'LDAGibbs 3 TopicProbabilities'.E2:'LDAGibbs 3 TopicProbabilities'.E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18825561312608">
                <text:p>0.418825561312608</text:p>
              </table:table-cell>
              <table:table-cell office:value-type="float" office:value="0.439550949913644">
                <text:p>0.439550949913644</text:p>
              </table:table-cell>
              <table:table-cell office:value-type="float" office:value="0.141623488773748">
                <text:p>0.141623488773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54010301692421">
                <text:p>0.454010301692421</text:p>
              </table:table-cell>
              <table:table-cell office:value-type="float" office:value="0.142752023546726">
                <text:p>0.142752023546726</text:p>
              </table:table-cell>
              <table:table-cell office:value-type="float" office:value="0.403237674760854">
                <text:p>0.403237674760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1926782273603">
                <text:p>0.501926782273603</text:p>
              </table:table-cell>
              <table:table-cell office:value-type="float" office:value="0.21868978805395">
                <text:p>0.21868978805395</text:p>
              </table:table-cell>
              <table:table-cell office:value-type="float" office:value="0.279383429672447">
                <text:p>0.279383429672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6507936507936">
                <text:p>0.436507936507936</text:p>
              </table:table-cell>
              <table:table-cell office:value-type="float" office:value="0.198412698412698">
                <text:p>0.198412698412698</text:p>
              </table:table-cell>
              <table:table-cell office:value-type="float" office:value="0.365079365079365">
                <text:p>0.365079365079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53463203463203">
                <text:p>0.453463203463203</text:p>
              </table:table-cell>
              <table:table-cell office:value-type="float" office:value="0.352813852813853">
                <text:p>0.352813852813853</text:p>
              </table:table-cell>
              <table:table-cell office:value-type="float" office:value="0.193722943722944">
                <text:p>0.193722943722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65749235474006">
                <text:p>0.565749235474006</text:p>
              </table:table-cell>
              <table:table-cell office:value-type="float" office:value="0.10474006116208">
                <text:p>0.10474006116208</text:p>
              </table:table-cell>
              <table:table-cell office:value-type="float" office:value="0.329510703363914">
                <text:p>0.329510703363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81262327416174">
                <text:p>0.481262327416174</text:p>
              </table:table-cell>
              <table:table-cell office:value-type="float" office:value="0.18836291913215">
                <text:p>0.18836291913215</text:p>
              </table:table-cell>
              <table:table-cell office:value-type="float" office:value="0.330374753451677">
                <text:p>0.330374753451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9617486338798">
                <text:p>0.539617486338798</text:p>
              </table:table-cell>
              <table:table-cell office:value-type="float" office:value="0.252732240437158">
                <text:p>0.252732240437158</text:p>
              </table:table-cell>
              <table:table-cell office:value-type="float" office:value="0.207650273224044">
                <text:p>0.207650273224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79862896315338">
                <text:p>0.479862896315338</text:p>
              </table:table-cell>
              <table:table-cell office:value-type="float" office:value="0.140531276778063">
                <text:p>0.140531276778063</text:p>
              </table:table-cell>
              <table:table-cell office:value-type="float" office:value="0.379605826906598">
                <text:p>0.379605826906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7283950617284">
                <text:p>0.27283950617284</text:p>
              </table:table-cell>
              <table:table-cell office:value-type="float" office:value="0.51358024691358">
                <text:p>0.51358024691358</text:p>
              </table:table-cell>
              <table:table-cell office:value-type="float" office:value="0.21358024691358">
                <text:p>0.21358024691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48644338118022">
                <text:p>0.548644338118022</text:p>
              </table:table-cell>
              <table:table-cell office:value-type="float" office:value="0.271132376395534">
                <text:p>0.271132376395534</text:p>
              </table:table-cell>
              <table:table-cell office:value-type="float" office:value="0.180223285486443">
                <text:p>0.180223285486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94894894894895">
                <text:p>0.394894894894895</text:p>
              </table:table-cell>
              <table:table-cell office:value-type="float" office:value="0.426426426426426">
                <text:p>0.426426426426426</text:p>
              </table:table-cell>
              <table:table-cell office:value-type="float" office:value="0.178678678678679">
                <text:p>0.178678678678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76608187134503">
                <text:p>0.476608187134503</text:p>
              </table:table-cell>
              <table:table-cell office:value-type="float" office:value="0.345029239766082">
                <text:p>0.345029239766082</text:p>
              </table:table-cell>
              <table:table-cell office:value-type="float" office:value="0.178362573099415">
                <text:p>0.178362573099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7460317460317">
                <text:p>0.317460317460317</text:p>
              </table:table-cell>
              <table:table-cell office:value-type="float" office:value="0.518925518925519">
                <text:p>0.518925518925519</text:p>
              </table:table-cell>
              <table:table-cell office:value-type="float" office:value="0.163614163614164">
                <text:p>0.163614163614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41704718417047">
                <text:p>0.341704718417047</text:p>
              </table:table-cell>
              <table:table-cell office:value-type="float" office:value="0.528919330289193">
                <text:p>0.528919330289193</text:p>
              </table:table-cell>
              <table:table-cell office:value-type="float" office:value="0.12937595129376">
                <text:p>0.12937595129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71625344352617">
                <text:p>0.571625344352617</text:p>
              </table:table-cell>
              <table:table-cell office:value-type="float" office:value="0.201790633608815">
                <text:p>0.201790633608815</text:p>
              </table:table-cell>
              <table:table-cell office:value-type="float" office:value="0.226584022038568">
                <text:p>0.226584022038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716459197787">
                <text:p>0.4716459197787</text:p>
              </table:table-cell>
              <table:table-cell office:value-type="float" office:value="0.297372060857538">
                <text:p>0.297372060857538</text:p>
              </table:table-cell>
              <table:table-cell office:value-type="float" office:value="0.230982019363762">
                <text:p>0.230982019363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11685116851168">
                <text:p>0.511685116851168</text:p>
              </table:table-cell>
              <table:table-cell office:value-type="float" office:value="0.2460024600246">
                <text:p>0.2460024600246</text:p>
              </table:table-cell>
              <table:table-cell office:value-type="float" office:value="0.242312423124231">
                <text:p>0.242312423124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33258762117822">
                <text:p>0.433258762117822</text:p>
              </table:table-cell>
              <table:table-cell office:value-type="float" office:value="0.155853840417599">
                <text:p>0.155853840417599</text:p>
              </table:table-cell>
              <table:table-cell office:value-type="float" office:value="0.410887397464579">
                <text:p>0.410887397464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76171352074967">
                <text:p>0.376171352074967</text:p>
              </table:table-cell>
              <table:table-cell office:value-type="float" office:value="0.307898259705489">
                <text:p>0.307898259705489</text:p>
              </table:table-cell>
              <table:table-cell office:value-type="float" office:value="0.315930388219545">
                <text:p>0.315930388219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584229390681">
                <text:p>0.3584229390681</text:p>
              </table:table-cell>
              <table:table-cell office:value-type="float" office:value="0.374551971326165">
                <text:p>0.374551971326165</text:p>
              </table:table-cell>
              <table:table-cell office:value-type="float" office:value="0.267025089605735">
                <text:p>0.267025089605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29715762273902">
                <text:p>0.529715762273902</text:p>
              </table:table-cell>
              <table:table-cell office:value-type="float" office:value="0.328165374677003">
                <text:p>0.328165374677003</text:p>
              </table:table-cell>
              <table:table-cell office:value-type="float" office:value="0.142118863049096">
                <text:p>0.142118863049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05506391347099">
                <text:p>0.205506391347099</text:p>
              </table:table-cell>
              <table:table-cell office:value-type="float" office:value="0.155358898721731">
                <text:p>0.155358898721731</text:p>
              </table:table-cell>
              <table:table-cell office:value-type="float" office:value="0.63913470993117">
                <text:p>0.63913470993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9062776304156">
                <text:p>0.259062776304156</text:p>
              </table:table-cell>
              <table:table-cell office:value-type="float" office:value="0.346595932802829">
                <text:p>0.346595932802829</text:p>
              </table:table-cell>
              <table:table-cell office:value-type="float" office:value="0.394341290893015">
                <text:p>0.394341290893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10666666666667">
                <text:p>0.410666666666667</text:p>
              </table:table-cell>
              <table:table-cell office:value-type="float" office:value="0.282666666666667">
                <text:p>0.282666666666667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3764367816092">
                <text:p>0.33764367816092</text:p>
              </table:table-cell>
              <table:table-cell office:value-type="float" office:value="0.156609195402299">
                <text:p>0.156609195402299</text:p>
              </table:table-cell>
              <table:table-cell office:value-type="float" office:value="0.505747126436782">
                <text:p>0.505747126436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7003367003367">
                <text:p>0.367003367003367</text:p>
              </table:table-cell>
              <table:table-cell office:value-type="float" office:value="0.281144781144781">
                <text:p>0.281144781144781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07061266874351">
                <text:p>0.407061266874351</text:p>
              </table:table-cell>
              <table:table-cell office:value-type="float" office:value="0.382139148494289">
                <text:p>0.382139148494289</text:p>
              </table:table-cell>
              <table:table-cell office:value-type="float" office:value="0.21079958463136">
                <text:p>0.21079958463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90946502057613">
                <text:p>0.390946502057613</text:p>
              </table:table-cell>
              <table:table-cell office:value-type="float" office:value="0.190329218106996">
                <text:p>0.190329218106996</text:p>
              </table:table-cell>
              <table:table-cell office:value-type="float" office:value="0.418724279835391">
                <text:p>0.418724279835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5674353598882">
                <text:p>0.485674353598882</text:p>
              </table:table-cell>
              <table:table-cell office:value-type="float" office:value="0.133473095737247">
                <text:p>0.133473095737247</text:p>
              </table:table-cell>
              <table:table-cell office:value-type="float" office:value="0.380852550663871">
                <text:p>0.380852550663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69103568320278">
                <text:p>0.469103568320278</text:p>
              </table:table-cell>
              <table:table-cell office:value-type="float" office:value="0.385552654482158">
                <text:p>0.385552654482158</text:p>
              </table:table-cell>
              <table:table-cell office:value-type="float" office:value="0.145343777197563">
                <text:p>0.145343777197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7256944444444">
                <text:p>0.327256944444444</text:p>
              </table:table-cell>
              <table:table-cell office:value-type="float" office:value="0.546006944444444">
                <text:p>0.546006944444444</text:p>
              </table:table-cell>
              <table:table-cell office:value-type="float" office:value="0.126736111111111">
                <text:p>0.126736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62080262080262">
                <text:p>0.262080262080262</text:p>
              </table:table-cell>
              <table:table-cell office:value-type="float" office:value="0.586404586404586">
                <text:p>0.586404586404586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24019607843137">
                <text:p>0.424019607843137</text:p>
              </table:table-cell>
              <table:table-cell office:value-type="float" office:value="0.343137254901961">
                <text:p>0.343137254901961</text:p>
              </table:table-cell>
              <table:table-cell office:value-type="float" office:value="0.232843137254902">
                <text:p>0.232843137254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25925925925926">
                <text:p>0.425925925925926</text:p>
              </table:table-cell>
              <table:table-cell office:value-type="float" office:value="0.348148148148148">
                <text:p>0.348148148148148</text:p>
              </table:table-cell>
              <table:table-cell office:value-type="float" office:value="0.225925925925926">
                <text:p>0.225925925925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57364341085271">
                <text:p>0.457364341085271</text:p>
              </table:table-cell>
              <table:table-cell office:value-type="float" office:value="0.251384274640089">
                <text:p>0.251384274640089</text:p>
              </table:table-cell>
              <table:table-cell office:value-type="float" office:value="0.29125138427464">
                <text:p>0.29125138427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2200328407225">
                <text:p>0.42200328407225</text:p>
              </table:table-cell>
              <table:table-cell office:value-type="float" office:value="0.264367816091954">
                <text:p>0.264367816091954</text:p>
              </table:table-cell>
              <table:table-cell office:value-type="float" office:value="0.313628899835796">
                <text:p>0.313628899835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53369763205829">
                <text:p>0.353369763205829</text:p>
              </table:table-cell>
              <table:table-cell office:value-type="float" office:value="0.31511839708561">
                <text:p>0.31511839708561</text:p>
              </table:table-cell>
              <table:table-cell office:value-type="float" office:value="0.331511839708561">
                <text:p>0.331511839708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2869198312236">
                <text:p>0.362869198312236</text:p>
              </table:table-cell>
              <table:table-cell office:value-type="float" office:value="0.277426160337553">
                <text:p>0.277426160337553</text:p>
              </table:table-cell>
              <table:table-cell office:value-type="float" office:value="0.359704641350211">
                <text:p>0.359704641350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47841105354059">
                <text:p>0.247841105354059</text:p>
              </table:table-cell>
              <table:table-cell office:value-type="float" office:value="0.175302245250432">
                <text:p>0.175302245250432</text:p>
              </table:table-cell>
              <table:table-cell office:value-type="float" office:value="0.57685664939551">
                <text:p>0.57685664939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39220014716703">
                <text:p>0.339220014716703</text:p>
              </table:table-cell>
              <table:table-cell office:value-type="float" office:value="0.142752023546726">
                <text:p>0.142752023546726</text:p>
              </table:table-cell>
              <table:table-cell office:value-type="float" office:value="0.518027961736571">
                <text:p>0.518027961736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49242424242424">
                <text:p>0.249242424242424</text:p>
              </table:table-cell>
              <table:table-cell office:value-type="float" office:value="0.274242424242424">
                <text:p>0.274242424242424</text:p>
              </table:table-cell>
              <table:table-cell office:value-type="float" office:value="0.476515151515152">
                <text:p>0.476515151515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64492753623188">
                <text:p>0.264492753623188</text:p>
              </table:table-cell>
              <table:table-cell office:value-type="float" office:value="0.090579710144928">
                <text:p>0.090579710144928</text:p>
              </table:table-cell>
              <table:table-cell office:value-type="float" office:value="0.644927536231884">
                <text:p>0.644927536231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75816993464052">
                <text:p>0.275816993464052</text:p>
              </table:table-cell>
              <table:table-cell office:value-type="float" office:value="0.393464052287582">
                <text:p>0.393464052287582</text:p>
              </table:table-cell>
              <table:table-cell office:value-type="float" office:value="0.330718954248366">
                <text:p>0.330718954248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31029185867896">
                <text:p>0.331029185867896</text:p>
              </table:table-cell>
              <table:table-cell office:value-type="float" office:value="0.165130568356375">
                <text:p>0.165130568356375</text:p>
              </table:table-cell>
              <table:table-cell office:value-type="float" office:value="0.50384024577573">
                <text:p>0.50384024577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12169312169312">
                <text:p>0.312169312169312</text:p>
              </table:table-cell>
              <table:table-cell office:value-type="float" office:value="0.407407407407407">
                <text:p>0.407407407407407</text:p>
              </table:table-cell>
              <table:table-cell office:value-type="float" office:value="0.28042328042328">
                <text:p>0.28042328042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26173428798727">
                <text:p>0.326173428798727</text:p>
              </table:table-cell>
              <table:table-cell office:value-type="float" office:value="0.173428798727128">
                <text:p>0.173428798727128</text:p>
              </table:table-cell>
              <table:table-cell office:value-type="float" office:value="0.500397772474145">
                <text:p>0.500397772474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32613908872902">
                <text:p>0.232613908872902</text:p>
              </table:table-cell>
              <table:table-cell office:value-type="float" office:value="0.541966426858513">
                <text:p>0.541966426858513</text:p>
              </table:table-cell>
              <table:table-cell office:value-type="float" office:value="0.225419664268585">
                <text:p>0.225419664268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89342403628118">
                <text:p>0.189342403628118</text:p>
              </table:table-cell>
              <table:table-cell office:value-type="float" office:value="0.638321995464853">
                <text:p>0.638321995464853</text:p>
              </table:table-cell>
              <table:table-cell office:value-type="float" office:value="0.172335600907029">
                <text:p>0.172335600907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70637785800241">
                <text:p>0.370637785800241</text:p>
              </table:table-cell>
              <table:table-cell office:value-type="float" office:value="0.352587244283995">
                <text:p>0.352587244283995</text:p>
              </table:table-cell>
              <table:table-cell office:value-type="float" office:value="0.276774969915764">
                <text:p>0.276774969915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00235571260306">
                <text:p>0.200235571260306</text:p>
              </table:table-cell>
              <table:table-cell office:value-type="float" office:value="0.532391048292108">
                <text:p>0.532391048292108</text:p>
              </table:table-cell>
              <table:table-cell office:value-type="float" office:value="0.267373380447585">
                <text:p>0.267373380447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80067001675042">
                <text:p>0.180067001675042</text:p>
              </table:table-cell>
              <table:table-cell office:value-type="float" office:value="0.499162479061977">
                <text:p>0.499162479061977</text:p>
              </table:table-cell>
              <table:table-cell office:value-type="float" office:value="0.320770519262982">
                <text:p>0.320770519262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88494077834179">
                <text:p>0.288494077834179</text:p>
              </table:table-cell>
              <table:table-cell office:value-type="float" office:value="0.164128595600677">
                <text:p>0.164128595600677</text:p>
              </table:table-cell>
              <table:table-cell office:value-type="float" office:value="0.547377326565144">
                <text:p>0.547377326565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50989707046714">
                <text:p>0.250989707046714</text:p>
              </table:table-cell>
              <table:table-cell office:value-type="float" office:value="0.329374505146477">
                <text:p>0.329374505146477</text:p>
              </table:table-cell>
              <table:table-cell office:value-type="float" office:value="0.419635787806809">
                <text:p>0.419635787806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67827529021559">
                <text:p>0.267827529021559</text:p>
              </table:table-cell>
              <table:table-cell office:value-type="float" office:value="0.153399668325041">
                <text:p>0.153399668325041</text:p>
              </table:table-cell>
              <table:table-cell office:value-type="float" office:value="0.5787728026534">
                <text:p>0.5787728026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45578231292517">
                <text:p>0.345578231292517</text:p>
              </table:table-cell>
              <table:table-cell office:value-type="float" office:value="0.447619047619048">
                <text:p>0.447619047619048</text:p>
              </table:table-cell>
              <table:table-cell office:value-type="float" office:value="0.206802721088435">
                <text:p>0.206802721088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56659765355418">
                <text:p>0.156659765355418</text:p>
              </table:table-cell>
              <table:table-cell office:value-type="float" office:value="0.342995169082126">
                <text:p>0.342995169082126</text:p>
              </table:table-cell>
              <table:table-cell office:value-type="float" office:value="0.500345065562457">
                <text:p>0.500345065562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83479960899316">
                <text:p>0.283479960899316</text:p>
              </table:table-cell>
              <table:table-cell office:value-type="float" office:value="0.3069403714565">
                <text:p>0.3069403714565</text:p>
              </table:table-cell>
              <table:table-cell office:value-type="float" office:value="0.409579667644184">
                <text:p>0.409579667644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90151515151515">
                <text:p>0.190151515151515</text:p>
              </table:table-cell>
              <table:table-cell office:value-type="float" office:value="0.431060606060606">
                <text:p>0.431060606060606</text:p>
              </table:table-cell>
              <table:table-cell office:value-type="float" office:value="0.378787878787879">
                <text:p>0.378787878787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16151202749141">
                <text:p>0.316151202749141</text:p>
              </table:table-cell>
              <table:table-cell office:value-type="float" office:value="0.143470790378007">
                <text:p>0.143470790378007</text:p>
              </table:table-cell>
              <table:table-cell office:value-type="float" office:value="0.540378006872852">
                <text:p>0.540378006872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00653594771242">
                <text:p>0.300653594771242</text:p>
              </table:table-cell>
              <table:table-cell office:value-type="float" office:value="0.288398692810458">
                <text:p>0.288398692810458</text:p>
              </table:table-cell>
              <table:table-cell office:value-type="float" office:value="0.410947712418301">
                <text:p>0.410947712418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87477954144621">
                <text:p>0.287477954144621</text:p>
              </table:table-cell>
              <table:table-cell office:value-type="float" office:value="0.128747795414462">
                <text:p>0.128747795414462</text:p>
              </table:table-cell>
              <table:table-cell office:value-type="float" office:value="0.583774250440917">
                <text:p>0.583774250440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42661179698217">
                <text:p>0.142661179698217</text:p>
              </table:table-cell>
              <table:table-cell office:value-type="float" office:value="0.640603566529492">
                <text:p>0.640603566529492</text:p>
              </table:table-cell>
              <table:table-cell office:value-type="float" office:value="0.216735253772291">
                <text:p>0.216735253772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0189701897019">
                <text:p>0.20189701897019</text:p>
              </table:table-cell>
              <table:table-cell office:value-type="float" office:value="0.506775067750677">
                <text:p>0.506775067750677</text:p>
              </table:table-cell>
              <table:table-cell office:value-type="float" office:value="0.291327913279133">
                <text:p>0.291327913279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39393939393939">
                <text:p>0.139393939393939</text:p>
              </table:table-cell>
              <table:table-cell office:value-type="float" office:value="0.641212121212121">
                <text:p>0.641212121212121</text:p>
              </table:table-cell>
              <table:table-cell office:value-type="float" office:value="0.219393939393939">
                <text:p>0.219393939393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43557772236076">
                <text:p>0.243557772236076</text:p>
              </table:table-cell>
              <table:table-cell office:value-type="float" office:value="0.445552784704904">
                <text:p>0.445552784704904</text:p>
              </table:table-cell>
              <table:table-cell office:value-type="float" office:value="0.310889443059019">
                <text:p>0.310889443059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94260485651214">
                <text:p>0.194260485651214</text:p>
              </table:table-cell>
              <table:table-cell office:value-type="float" office:value="0.618101545253863">
                <text:p>0.618101545253863</text:p>
              </table:table-cell>
              <table:table-cell office:value-type="float" office:value="0.187637969094923">
                <text:p>0.187637969094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49662618083671">
                <text:p>0.249662618083671</text:p>
              </table:table-cell>
              <table:table-cell office:value-type="float" office:value="0.516869095816464">
                <text:p>0.516869095816464</text:p>
              </table:table-cell>
              <table:table-cell office:value-type="float" office:value="0.233468286099865">
                <text:p>0.233468286099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44196843082637">
                <text:p>0.244196843082637</text:p>
              </table:table-cell>
              <table:table-cell office:value-type="float" office:value="0.405756731662024">
                <text:p>0.405756731662024</text:p>
              </table:table-cell>
              <table:table-cell office:value-type="float" office:value="0.350046425255339">
                <text:p>0.350046425255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91256830601093">
                <text:p>0.691256830601093</text:p>
              </table:table-cell>
              <table:table-cell office:value-type="float" office:value="0.129781420765027">
                <text:p>0.129781420765027</text:p>
              </table:table-cell>
              <table:table-cell office:value-type="float" office:value="0.17896174863388">
                <text:p>0.17896174863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68518518518519">
                <text:p>0.268518518518519</text:p>
              </table:table-cell>
              <table:table-cell office:value-type="float" office:value="0.176851851851852">
                <text:p>0.176851851851852</text:p>
              </table:table-cell>
              <table:table-cell office:value-type="float" office:value="0.55462962962963">
                <text:p>0.5546296296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20398009950249">
                <text:p>0.420398009950249</text:p>
              </table:table-cell>
              <table:table-cell office:value-type="float" office:value="0.342039800995025">
                <text:p>0.342039800995025</text:p>
              </table:table-cell>
              <table:table-cell office:value-type="float" office:value="0.237562189054726">
                <text:p>0.237562189054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48670756646217">
                <text:p>0.348670756646217</text:p>
              </table:table-cell>
              <table:table-cell office:value-type="float" office:value="0.265848670756646">
                <text:p>0.265848670756646</text:p>
              </table:table-cell>
              <table:table-cell office:value-type="float" office:value="0.385480572597137">
                <text:p>0.385480572597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37574215436811">
                <text:p>0.337574215436811</text:p>
              </table:table-cell>
              <table:table-cell office:value-type="float" office:value="0.121289228159457">
                <text:p>0.121289228159457</text:p>
              </table:table-cell>
              <table:table-cell office:value-type="float" office:value="0.541136556403732">
                <text:p>0.541136556403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21399176954733">
                <text:p>0.221399176954733</text:p>
              </table:table-cell>
              <table:table-cell office:value-type="float" office:value="0.413991769547325">
                <text:p>0.413991769547325</text:p>
              </table:table-cell>
              <table:table-cell office:value-type="float" office:value="0.364609053497942">
                <text:p>0.364609053497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22557905337362">
                <text:p>0.222557905337362</text:p>
              </table:table-cell>
              <table:table-cell office:value-type="float" office:value="0.131923464249748">
                <text:p>0.131923464249748</text:p>
              </table:table-cell>
              <table:table-cell office:value-type="float" office:value="0.64551863041289">
                <text:p>0.64551863041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46438746438746">
                <text:p>0.246438746438746</text:p>
              </table:table-cell>
              <table:table-cell office:value-type="float" office:value="0.562678062678063">
                <text:p>0.562678062678063</text:p>
              </table:table-cell>
              <table:table-cell office:value-type="float" office:value="0.190883190883191">
                <text:p>0.190883190883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92449355432781">
                <text:p>0.192449355432781</text:p>
              </table:table-cell>
              <table:table-cell office:value-type="float" office:value="0.593001841620626">
                <text:p>0.593001841620626</text:p>
              </table:table-cell>
              <table:table-cell office:value-type="float" office:value="0.214548802946593">
                <text:p>0.214548802946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84863123993559">
                <text:p>0.384863123993559</text:p>
              </table:table-cell>
              <table:table-cell office:value-type="float" office:value="0.409017713365539">
                <text:p>0.409017713365539</text:p>
              </table:table-cell>
              <table:table-cell office:value-type="float" office:value="0.206119162640902">
                <text:p>0.206119162640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56313131313131">
                <text:p>0.256313131313131</text:p>
              </table:table-cell>
              <table:table-cell office:value-type="float" office:value="0.532828282828283">
                <text:p>0.532828282828283</text:p>
              </table:table-cell>
              <table:table-cell office:value-type="float" office:value="0.210858585858586">
                <text:p>0.210858585858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57777777777778">
                <text:p>0.257777777777778</text:p>
              </table:table-cell>
              <table:table-cell office:value-type="float" office:value="0.524444444444444">
                <text:p>0.524444444444444</text:p>
              </table:table-cell>
              <table:table-cell office:value-type="float" office:value="0.217777777777778">
                <text:p>0.217777777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34666666666667">
                <text:p>0.334666666666667</text:p>
              </table:table-cell>
              <table:table-cell office:value-type="float" office:value="0.290666666666667">
                <text:p>0.290666666666667</text:p>
              </table:table-cell>
              <table:table-cell office:value-type="float" office:value="0.374666666666667">
                <text:p>0.374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02415458937198">
                <text:p>0.502415458937198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219806763285024">
                <text:p>0.219806763285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52693602693603">
                <text:p>0.352693602693603</text:p>
              </table:table-cell>
              <table:table-cell office:value-type="float" office:value="0.279461279461279">
                <text:p>0.279461279461279</text:p>
              </table:table-cell>
              <table:table-cell office:value-type="float" office:value="0.367845117845118">
                <text:p>0.367845117845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62201453790239">
                <text:p>0.762201453790239</text:p>
              </table:table-cell>
              <table:table-cell office:value-type="float" office:value="0.104880581516096">
                <text:p>0.104880581516096</text:p>
              </table:table-cell>
              <table:table-cell office:value-type="float" office:value="0.132917964693666">
                <text:p>0.132917964693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14462081128748">
                <text:p>0.414462081128748</text:p>
              </table:table-cell>
              <table:table-cell office:value-type="float" office:value="0.171075837742504">
                <text:p>0.171075837742504</text:p>
              </table:table-cell>
              <table:table-cell office:value-type="float" office:value="0.414462081128748">
                <text:p>0.414462081128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35790335790336">
                <text:p>0.335790335790336</text:p>
              </table:table-cell>
              <table:table-cell office:value-type="float" office:value="0.303849303849304">
                <text:p>0.303849303849304</text:p>
              </table:table-cell>
              <table:table-cell office:value-type="float" office:value="0.36036036036036">
                <text:p>0.3603603603603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